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.4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rzyjdź i zajmij</text:span><text:span text:style-name="T1"><text:line-break/></text:span><text:span text:style-name="T1">miejsce swe</text:span><text:span text:style-name="T1"><text:line-break/></text:span><text:span text:style-name="T1">na tronie</text:span><text:span text:style-name="T1"><text:line-break/></text:span><text:span text:style-name="T1">naszych serc /x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.473cm" svg:x="-0.001cm" svg:y="-0.238cm" presentation:class="title" presentation:user-transformed="true">
          <draw:text-box>
            <text:p text:style-name="P1"><text:span text:style-name="T1">Ciebie pragnie</text:span><text:span text:style-name="T1"><text:line-break/></text:span><text:span text:style-name="T1">dusza moja</text:span><text:span text:style-name="T1"><text:line-break/></text:span><text:span text:style-name="T1">w suchej ziemi</text:span><text:span text:style-name="T1"><text:line-break/></text:span><text:span text:style-name="T1">pragnę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6-04T12:41:18</meta:creation-date>
    <dc:creator>Woda Życia</dc:creator>
    <dc:date>2015-04-27T21:22:51.99</dc:date>
    <dc:language>pl-PL</dc:language>
    <meta:editing-cycles>19</meta:editing-cycles>
    <meta:editing-duration>PT24M36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